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58fbdb" officeooo:paragraph-rsid="044d0926" style:font-weight-asian="normal" style:font-weight-complex="normal"/>
    </style:style>
    <style:style style:name="P5" style:family="paragraph" style:parent-style-name="Text_20_body">
      <style:text-properties fo:font-weight="normal" officeooo:rsid="04365308" officeooo:paragraph-rsid="04365308" style:font-weight-asian="normal" style:font-weight-complex="normal"/>
    </style:style>
    <style:style style:name="P6" style:family="paragraph" style:parent-style-name="Text_20_body">
      <style:text-properties officeooo:paragraph-rsid="0430122d"/>
    </style:style>
    <style:style style:name="P7" style:family="paragraph" style:parent-style-name="Text_20_body">
      <style:text-properties officeooo:rsid="046d2092" officeooo:paragraph-rsid="046d2092"/>
    </style:style>
    <style:style style:name="P8" style:family="paragraph" style:parent-style-name="Text_20_body">
      <style:text-properties officeooo:paragraph-rsid="046e5de6"/>
    </style:style>
    <style:style style:name="P9" style:family="paragraph" style:parent-style-name="Text_20_body">
      <style:text-properties officeooo:rsid="0430122d" officeooo:paragraph-rsid="04602e82"/>
    </style:style>
    <style:style style:name="P10" style:family="paragraph" style:parent-style-name="Text_20_body">
      <style:text-properties officeooo:rsid="0430122d" officeooo:paragraph-rsid="04566886"/>
    </style:style>
    <style:style style:name="P11" style:family="paragraph" style:parent-style-name="Text_20_body">
      <style:text-properties officeooo:rsid="0439377d" officeooo:paragraph-rsid="042a8d29"/>
    </style:style>
    <style:style style:name="P12" style:family="paragraph" style:parent-style-name="Text_20_body">
      <style:text-properties officeooo:rsid="044d0926" officeooo:paragraph-rsid="044d0926"/>
    </style:style>
    <style:style style:name="P13" style:family="paragraph" style:parent-style-name="Text_20_body">
      <style:text-properties fo:font-weight="bold" officeooo:rsid="0430122d" officeooo:paragraph-rsid="04566886" style:font-weight-asian="bold" style:font-weight-complex="bold"/>
    </style:style>
    <style:style style:name="P14" style:family="paragraph" style:parent-style-name="Text_20_body">
      <style:text-properties fo:font-weight="bold" officeooo:rsid="0430122d" officeooo:paragraph-rsid="04602e82" style:font-weight-asian="bold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7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20" style:family="paragraph" style:parent-style-name="Text_20_body" style:list-style-name="L3">
      <style:text-properties fo:font-weight="normal" officeooo:rsid="043c34da" officeooo:paragraph-rsid="042a8d29" style:font-weight-asian="normal" style:font-weight-complex="normal"/>
    </style:style>
    <style:style style:name="P21" style:family="paragraph" style:parent-style-name="Text_20_body" style:list-style-name="L2">
      <style:text-properties officeooo:rsid="046d2092" officeooo:paragraph-rsid="046d2092"/>
    </style:style>
    <style:style style:name="P22" style:family="paragraph" style:parent-style-name="Text_20_body" style:list-style-name="L3">
      <style:text-properties officeooo:paragraph-rsid="042a8d29"/>
    </style:style>
    <style:style style:name="P23" style:family="paragraph" style:parent-style-name="Text_20_body" style:list-style-name="L3">
      <style:text-properties officeooo:rsid="04365308" officeooo:paragraph-rsid="04365308"/>
    </style:style>
    <style:style style:name="P24" style:family="paragraph" style:parent-style-name="Text_20_body" style:list-style-name="L3">
      <style:paragraph-properties fo:text-align="end" style:justify-single-word="false" style:writing-mode="rl-tb"/>
      <style:text-properties fo:font-weight="normal" officeooo:rsid="045d2bf9" officeooo:paragraph-rsid="047a909a" style:font-weight-asian="normal" style:font-weight-complex="normal"/>
    </style:style>
    <style:style style:name="P25" style:family="paragraph" style:parent-style-name="Text_20_body" style:list-style-name="L3">
      <style:paragraph-properties fo:text-align="end" style:justify-single-word="false" style:writing-mode="rl-tb"/>
      <style:text-properties fo:font-weight="normal" officeooo:rsid="04748b76" officeooo:paragraph-rsid="047a909a" style:font-weight-asian="normal" style:font-weight-complex="normal"/>
    </style:style>
    <style:style style:name="P26" style:family="paragraph" style:parent-style-name="Text_20_body" style:list-style-name="L3">
      <style:paragraph-properties fo:text-align="end" style:justify-single-word="false" style:writing-mode="rl-tb"/>
      <style:text-properties fo:font-weight="normal" officeooo:rsid="047cc449" officeooo:paragraph-rsid="047cc449" style:font-weight-asian="normal" style:font-weight-complex="normal"/>
    </style:style>
    <style:style style:name="P27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402528" style:font-weight-asian="normal" style:font-weight-complex="normal"/>
    </style:style>
    <style:style style:name="T10" style:family="text">
      <style:text-properties fo:font-weight="normal" officeooo:rsid="04460b05" style:font-weight-asian="normal" style:font-weight-complex="normal"/>
    </style:style>
    <style:style style:name="T11" style:family="text">
      <style:text-properties fo:font-weight="normal" officeooo:rsid="04566886" style:font-weight-asian="normal" style:font-weight-complex="normal"/>
    </style:style>
    <style:style style:name="T12" style:family="text">
      <style:text-properties fo:font-weight="normal" officeooo:rsid="0458fbdb" style:font-weight-asian="normal" style:font-weight-complex="normal"/>
    </style:style>
    <style:style style:name="T13" style:family="text">
      <style:text-properties fo:font-weight="normal" officeooo:rsid="04599ca5" style:font-weight-asian="normal" style:font-weight-complex="normal"/>
    </style:style>
    <style:style style:name="T14" style:family="text">
      <style:text-properties fo:font-weight="normal" officeooo:rsid="045b049f" style:font-weight-asian="normal" style:font-weight-complex="normal"/>
    </style:style>
    <style:style style:name="T15" style:family="text">
      <style:text-properties fo:font-weight="normal" officeooo:rsid="045d2bf9" style:font-weight-asian="normal" style:font-weight-complex="normal"/>
    </style:style>
    <style:style style:name="T16" style:family="text">
      <style:text-properties fo:font-weight="normal" officeooo:rsid="043e3775" style:font-weight-asian="normal" style:font-weight-complex="normal"/>
    </style:style>
    <style:style style:name="T17" style:family="text">
      <style:text-properties fo:font-weight="normal" officeooo:rsid="045dcdd8" style:font-weight-asian="normal" style:font-weight-complex="normal"/>
    </style:style>
    <style:style style:name="T18" style:family="text">
      <style:text-properties fo:font-weight="normal" officeooo:rsid="04602e82" style:font-weight-asian="normal" style:font-weight-complex="normal"/>
    </style:style>
    <style:style style:name="T19" style:family="text">
      <style:text-properties fo:font-weight="normal" officeooo:rsid="04315cd5" style:font-weight-asian="normal" style:font-weight-complex="normal"/>
    </style:style>
    <style:style style:name="T20" style:family="text">
      <style:text-properties fo:font-weight="normal" officeooo:rsid="04617bc9" style:font-weight-asian="normal" style:font-weight-complex="normal"/>
    </style:style>
    <style:style style:name="T21" style:family="text">
      <style:text-properties fo:font-weight="normal" officeooo:rsid="046a44d9" style:font-weight-asian="normal" style:font-weight-complex="normal"/>
    </style:style>
    <style:style style:name="T22" style:family="text">
      <style:text-properties fo:font-weight="normal" officeooo:rsid="046d7fa0" style:font-weight-asian="normal" style:font-weight-complex="normal"/>
    </style:style>
    <style:style style:name="T23" style:family="text">
      <style:text-properties fo:font-weight="normal" officeooo:rsid="04702f00" style:font-weight-asian="normal" style:font-weight-complex="normal"/>
    </style:style>
    <style:style style:name="T24" style:family="text">
      <style:text-properties fo:font-weight="normal" officeooo:rsid="0470fb60" style:font-weight-asian="normal" style:font-weight-complex="normal"/>
    </style:style>
    <style:style style:name="T25" style:family="text">
      <style:text-properties fo:font-weight="normal" officeooo:rsid="047efdfb" style:font-weight-asian="normal" style:font-weight-complex="normal"/>
    </style:style>
    <style:style style:name="T26" style:family="text">
      <style:text-properties fo:font-weight="normal" officeooo:rsid="047f44bd" style:font-weight-asian="normal" style:font-weight-complex="normal"/>
    </style:style>
    <style:style style:name="T27" style:family="text">
      <style:text-properties fo:font-weight="normal" officeooo:rsid="047fcca0" style:font-weight-asian="normal" style:font-weight-complex="normal"/>
    </style:style>
    <style:style style:name="T28" style:family="text">
      <style:text-properties fo:font-weight="normal" officeooo:rsid="0481829c" style:font-weight-asian="normal" style:font-weight-complex="normal"/>
    </style:style>
    <style:style style:name="T29" style:family="text">
      <style:text-properties fo:font-weight="normal" officeooo:rsid="04820c41" style:font-weight-asian="normal" style:font-weight-complex="normal"/>
    </style:style>
    <style:style style:name="T30" style:family="text">
      <style:text-properties fo:font-weight="normal" officeooo:rsid="0485da0f" style:font-weight-asian="normal" style:font-weight-complex="normal"/>
    </style:style>
    <style:style style:name="T31" style:family="text">
      <style:text-properties fo:font-weight="normal" officeooo:rsid="048ce584" style:font-weight-asian="normal" style:font-weight-complex="normal"/>
    </style:style>
    <style:style style:name="T32" style:family="text">
      <style:text-properties fo:font-weight="normal" officeooo:rsid="049247be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4402528" style:font-weight-asian="bold" style:font-weight-complex="bold"/>
    </style:style>
    <style:style style:name="T35" style:family="text">
      <style:text-properties fo:font-weight="bold" officeooo:rsid="045b049f" style:font-weight-asian="bold" style:font-weight-complex="bold"/>
    </style:style>
    <style:style style:name="T36" style:family="text">
      <style:text-properties fo:font-weight="bold" officeooo:rsid="043e3775" style:font-weight-asian="bold" style:font-weight-complex="bold"/>
    </style:style>
    <style:style style:name="T37" style:family="text">
      <style:text-properties fo:font-weight="bold" officeooo:rsid="0485da0f" style:font-weight-asian="bold" style:font-weight-complex="bold"/>
    </style:style>
    <style:style style:name="T38" style:family="text">
      <style:text-properties fo:font-weight="bold" officeooo:rsid="0491f2e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48a82fb"/>
    </style:style>
    <style:style style:name="T41" style:family="text">
      <style:text-properties officeooo:rsid="048efa5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1">מטלה - </text:span><text:span text:style-name="T25">עץ בינארי</text:span></text:h>
      <text:p text:style-name="P6"><text:span text:style-name="T2">כ</text:span><text:span text:style-name="T1">יתבו </text:span><text:span text:style-name="T2">מחלקה </text:span><text:span text:style-name="T6">בשם </text:span><text:span text:style-name="T21">Tree</text:span><text:span text:style-name="T26">,</text:span><text:span text:style-name="T6"> המייצגת </text:span><text:span text:style-name="T21">עץ-חיפוש בינארי</text:span><text:span text:style-name="T26"> לשמירת מספרים לפי סדר עולה</text:span><text:span text:style-name="T21">, כפי שלמדתם בקורס מבני נתונים</text:span><text:span text:style-name="T26"> (לא חייב להיות</text:span><text:span text:style-name="T27"> </text:span><text:span text:style-name="T26">עץ מאוזן)</text:span><text:span text:style-name="T21">. </text:span><text:span text:style-name="T28"><text:s/></text:span><text:span text:style-name="T21">המחלקה צריכה לאפשר את הפעולות הבאות:</text:span></text:p>
      <text:list xml:id="list563492121" text:style-name="L1">
        <text:list-item>
          <text:p text:style-name="P17">insert - מקבלת כקלט מספר i ומכניסה את i לעץ במקום המתאים.</text:p>
        </text:list-item>
        <text:list-item>
          <text:p text:style-name="P17">remove - מקבלת כקלט מספר i ומסירה את i מהעץ.</text:p>
        </text:list-item>
        <text:list-item>
          <text:p text:style-name="P17">size - מחזירה את מספר המספרים בעץ.</text:p>
        </text:list-item>
        <text:list-item>
          <text:p text:style-name="P17">parent - מקבלת כקלט מספר i ומחזירה את המספר שנמצא מעל i בעץ.</text:p>
        </text:list-item>
        <text:list-item>
          <text:p text:style-name="P17">left - מקבלת כקלט מספר i ומחזירה את המספר שהוא הבן השמאלי של i בעץ.</text:p>
        </text:list-item>
        <text:list-item>
          <text:p text:style-name="P17">right - מקבלת כקלט מספר i ומחזירה את המספר שהוא הבן הימני של i בעץ.</text:p>
        </text:list-item>
        <text:list-item>
          <text:p text:style-name="P18">print - הדפסת העץ, לצורך ניפוי שגיאות. פורמט ההדפסה - לשיקולכם.</text:p>
        </text:list-item>
      </text:list>
      <text:p text:style-name="P7"><text:span text:style-name="T1">יש לזרוק חריגות </text:span><text:span text:style-name="T29">במקרים הבאים</text:span><text:span text:style-name="T1">:</text:span></text:p>
      <text:list xml:id="list3645053368" text:style-name="L2">
        <text:list-item>
          <text:p text:style-name="P19">insert - כשמנסים להכניס מספר שכבר נמצא בעץ.</text:p>
        </text:list-item>
        <text:list-item>
          <text:p text:style-name="P19">delete - כשמנסים למחוק מספר שלא נמצא בעץ.</text:p>
        </text:list-item>
        <text:list-item>
          <text:p text:style-name="P21"><text:span text:style-name="T29">ב</text:span><text:span text:style-name="T1">שאר הפקודות </text:span><text:span text:style-name="T22">- לזרוק חריגה בכל מצב שנראה לכם חריג.</text:span></text:p>
        </text:list-item>
      </text:list>
      <text:p text:style-name="P8"><text:span text:style-name="T2">מ</text:span><text:span text:style-name="T6">צורף לתרגיל זה קובץ</text:span><text:span text:style-name="T14"> </text:span><text:span text:style-name="T38">readme</text:span><text:span text:style-name="T35">.cpp</text:span><text:span text:style-name="T6"> עם תוכנית ראשית ובה כמה בדיקות</text:span><text:span text:style-name="T24"> - חלקן ידניות (<text:line-break/>manual_tests) וחלקן אוטומטיות (automatic_tests)</text:span><text:span text:style-name="T6">. </text:span><text:span text:style-name="T23">התוכנית הראשית חייבת להתקמפל ולרוץ כמו שהיא עם המחלקה שתכתבו.</text:span></text:p>
      <text:p text:style-name="P13"/>
      <text:p text:style-name="P10"><text:span text:style-name="T33">הגשה</text:span><text:span text:style-name="T9">:</text:span><text:span text:style-name="T34"> </text:span><text:span text:style-name="T10">צרו </text:span><text:span text:style-name="T1">מאגר (repository) </text:span><text:span text:style-name="T10">חדש </text:span><text:span text:style-name="T1">בגיטהאב</text:span><text:span text:style-name="T10"> </text:span><text:span text:style-name="T11">ו</text:span><text:span text:style-name="T10">העלו לשם</text:span><text:span text:style-name="T1"> את הקבצים</text:span><text:span text:style-name="T13"> בתיקיה הראשית.</text:span></text:p>
      <text:p text:style-name="P3">הגישו בטופס-ההגשה קישור-שיבוט למאגר - הקישור שרואים כשלוחצים על הכפתור clone בגיטהאב.</text:p>
      <text:p text:style-name="P14"/>
      <text:p text:style-name="P9"><text:span text:style-name="T33">בדיקה אוטומטית</text:span><text:span text:style-name="T1">: אנחנו </text:span><text:span text:style-name="T18">נבצע את הפקודות הבאות ממחשב עם לינוקס:</text:span></text:p>
      <text:p text:style-name="P15">1. <text:s/>git clone &lt;הקישור שלכם&gt;</text:p>
      <text:p text:style-name="P15">2. נעתיק לתוך התיקיה שלכם תוכנית ראשית משלנו, הכוללת בדיקות אוטומטיות נוספות וחישוב ציון.</text:p>
      <text:p text:style-name="P16"><text:span text:style-name="T1">3. <text:s/></text:span><text:span text:style-name="T7">clang++-5.0 -std=c++17 </text:span><text:span text:style-name="T32">readme</text:span><text:span text:style-name="T7">.cpp</text:span><text:span text:style-name="T31"> Tree.cpp</text:span></text:p>
      <text:p text:style-name="P16"><text:span text:style-name="T7">4</text:span><text:span text:style-name="T1">. <text:s/></text:span><text:span text:style-name="T19">./a.out</text:span></text:p>
      <text:p text:style-name="P12"><text:span text:style-name="T15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20">אחר </text:span><text:span text:style-name="T1">כלשהו.</text:span><text:span text:style-name="T12"> אם אין לכם clang תשתמשו ב-</text:span><text:span text:style-name="T15">++g</text:span><text:span text:style-name="T12"> במקום.</text:span></text:p>
      <text:p text:style-name="P4"/>
      <text:p text:style-name="P4"><text:soft-page-break/></text:p>
      <text:p text:style-name="P11"><text:span text:style-name="T33">דגשים</text:span><text:span text:style-name="T37"> </text:span><text:span text:style-name="T30">(לבדיקה בתירגולים)</text:span><text:span text:style-name="T1">:</text:span></text:p>
      <text:list xml:id="list350770614" text:style-name="L3">
        <text:list-item>
          <text:p text:style-name="P22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24">יש לתכנת בהתאם לכללים בסיסיים של הנדסת תוכנה, בפרט: חלוקה לקבצים, תיעוד בעברית או באנגלית, שמות משמעותיים למשתנים, בדיקות תקינות, בדיקות-יחידה (unit-test)<text:span text:style-name="T41">, ומניעת דליפת-זיכרון.</text:span></text:p>
        </text:list-item>
        <text:list-item>
          <text:p text:style-name="P25">לצורך כתיבת בדיקות-היחידה, ניתן להשתמש במחלקה TestCase המצורפת (כמודגם בתוכנית הראשית main.cpp), או בכל מערכת אחרת לבחירתכם.</text:p>
        </text:list-item>
        <text:list-item>
          <text:p text:style-name="P26">אם אתם לא מספיקים לממש את כל הפונקציות - ממשו חלק מהפונקציות בצורה נכונה ומלאה, <text:span text:style-name="T39">כולל תיעוד ובדיקות</text:span>, ובשאר הפונקציות שימו את הקוד המינימלי שיאפשר למערכת להתקמפל (זה נקרא "stub"). העדיפו מימוש <text:span text:style-name="T40">בדוק לחלק מהפונקציות, </text:span>על-פני מימוש לא<text:span text:style-name="T40">-</text:span>בדוק<text:span text:style-name="T40"> לכל הפונקציות.</text:span></text:p>
        </text:list-item>
        <text:list-item>
          <text:p text:style-name="P20">מותר להשתמש בתכונות מתקדמות של שפת ++C גם אם עדיין לא נלמדו בהרצאות.</text:p>
        </text:list-item>
        <text:list-item>
          <text:p text:style-name="P23"><text:span text:style-name="T1">אין להעתיק תרגילים שלמים מסטודנטים אחרים.</text:span><text:span text:style-name="T17"> <text:s text:c="4"/></text:span><text:span text:style-name="T16">מותר </text:span><text:span text:style-name="T8">להיעזר</text:span><text:span text:style-name="T16"> </text:span><text:span text:style-name="T1">בקטעי </text:span><text:span text:style-name="T16">קוד מהאינטרנט, אולם </text:span><text:span text:style-name="T36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19T20:05:21.139693270</dc:date>
    <meta:editing-duration>P7DT23H44M22S</meta:editing-duration>
    <meta:editing-cycles>1071</meta:editing-cycles>
    <meta:document-statistic meta:table-count="0" meta:image-count="0" meta:object-count="0" meta:page-count="2" meta:paragraph-count="31" meta:word-count="424" meta:character-count="2398" meta:non-whitespace-character-count="2012"/>
  </office:meta>
</office:document-meta>
</file>